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C130</text:p>
      <text:p text:style-name="Standard">Unit 4 Assignment #4</text:p>
      <text:p text:style-name="Standard"/>
      <text:p text:style-name="Standard">Pseudo code</text:p>
      <text:p text:style-name="Standard"/>
      <text:p text:style-name="Standard">#1)</text:p>
      <text:p text:style-name="Standard">Start</text:p>
      <text:p text:style-name="Standard"><text:s text:c="4"/>Declare integer person1</text:p>
      <text:p text:style-name="Standard"><text:s text:c="4"/>Declare integer person2</text:p>
      <text:p text:style-name="Standard"><text:s text:c="4"/>Declare integer person3</text:p>
      <text:p text:style-name="Standard"><text:s text:c="4"/></text:p>
      <text:p text:style-name="Standard"><text:s text:c="4"/>Display (“Enter the age of the first person: “)</text:p>
      <text:p text:style-name="Standard"><text:s text:c="4"/>Input person1 </text:p>
      <text:p text:style-name="Standard"><text:s text:c="4"/></text:p>
      <text:p text:style-name="Standard"><text:s text:c="4"/>Display (“Enter the age of the second person: “)</text:p>
      <text:p text:style-name="Standard"><text:s text:c="4"/>Input person2</text:p>
      <text:p text:style-name="Standard"><text:s/></text:p>
      <text:p text:style-name="Standard"><text:s text:c="4"/>Display(“Enter the age of the third person: “)</text:p>
      <text:p text:style-name="Standard"><text:s text:c="4"/>Input person3</text:p>
      <text:p text:style-name="Standard"/>
      <text:p text:style-name="Standard"><text:s text:c="4"/>if (person2 &gt; person1)</text:p>
      <text:p text:style-name="Standard"><text:tab/>if (person1 &gt; person3)</text:p>
      <text:p text:style-name="Standard"><text:tab/><text:tab/>Display “Oldest is person2”</text:p>
      <text:p text:style-name="Standard"><text:tab/><text:tab/>Display “Youngest is person3”</text:p>
      <text:p text:style-name="Standard"><text:tab/>else</text:p>
      <text:p text:style-name="Standard"><text:tab/> <text:s text:c="5"/>if (person2 &gt; person3)</text:p>
      <text:p text:style-name="Standard"><text:tab/><text:tab/>Display “Oldest is person2”</text:p>
      <text:p text:style-name="Standard"><text:tab/><text:tab/>Display “Youngest is person1”</text:p>
      <text:p text:style-name="Standard"><text:tab/> <text:s text:c="4"/>else</text:p>
      <text:p text:style-name="Standard"><text:tab/><text:tab/>Display “Oldest is person3”</text:p>
      <text:p text:style-name="Standard"><text:tab/><text:tab/>Display “Youngest is person1”</text:p>
      <text:p text:style-name="Standard"><text:tab/><text:tab/></text:p>
      <text:p text:style-name="Standard"><text:s text:c="4"/>else</text:p>
      <text:p text:style-name="Standard"><text:tab/>if (person3 &gt; person1)</text:p>
      <text:p text:style-name="Standard"><text:tab/><text:tab/>Display “Oldest is person3”</text:p>
      <text:p text:style-name="Standard"><text:tab/><text:tab/>Display “Youngest is person2”</text:p>
      <text:p text:style-name="Standard"><text:tab/>else</text:p>
      <text:p text:style-name="Standard"><text:tab/> <text:s text:c="4"/>if (person3 &gt; person2)</text:p>
      <text:p text:style-name="Standard"><text:tab/><text:tab/>Display “Oldest is person3”</text:p>
      <text:p text:style-name="Standard"><text:tab/><text:tab/>Display “Youngest is person2”</text:p>
      <text:p text:style-name="Standard"><text:tab/> <text:s text:c="4"/>else</text:p>
      <text:p text:style-name="Standard"><text:tab/><text:tab/>Display “Oldest is person1”</text:p>
      <text:p text:style-name="Standard"><text:tab/><text:tab/>Display “Youngest is person3”</text:p>
      <text:p text:style-name="Standard"><text:tab/></text:p>
      <text:p text:style-name="Standard"><text:s text:c="2"/>End <text:s/></text:p>
      <text:p text:style-name="Standard"/>
      <text:p text:style-name="Standard">#2)</text:p>
      <text:p text:style-name="Standard">Start</text:p>
      <text:p text:style-name="Standard"><text:tab/>Declare String empName</text:p>
      <text:p text:style-name="Standard"><text:soft-page-break/><text:tab/>Declare double empSalary</text:p>
      <text:p text:style-name="Standard"><text:tab/>Declare double empHour</text:p>
      <text:p text:style-name="Standard"><text:tab/>Declare double empPay</text:p>
      <text:p text:style-name="Standard"/>
      <text:p text:style-name="Standard"><text:tab/>Display “Enter your name: “</text:p>
      <text:p text:style-name="Standard"><text:tab/>Input empName</text:p>
      <text:p text:style-name="Standard"><text:tab/>Display “Enter your salary(per hour wage): “</text:p>
      <text:p text:style-name="Standard"><text:tab/>Input empSalary</text:p>
      <text:p text:style-name="Standard"><text:tab/>Display “How many hours did you work for the past week?”</text:p>
      <text:p text:style-name="Standard"><text:tab/>Input empHour</text:p>
      <text:p text:style-name="Standard"/>
      <text:p text:style-name="Standard"><text:tab/>If (empHour &gt; 40)</text:p>
      <text:p text:style-name="Standard"><text:tab/><text:tab/>Set empPay = (empSalary * 40) + (empSalary * 1.5*(empHour - 40))</text:p>
      <text:p text:style-name="Standard"><text:tab/><text:tab/>Display <text:s/>empName +“, Your paycheck is “ + empPay</text:p>
      <text:p text:style-name="Standard"/>
      <text:p text:style-name="Standard"><text:tab/>set empPay = (empSalary * empHour)</text:p>
      <text:p text:style-name="Standard"><text:tab/>Display “Your paycheck is “ + empPay</text:p>
      <text:p text:style-name="Standard"/>
      <text:p text:style-name="Standard">End</text:p>
      <text:p text:style-name="Standard"/>
      <text:p text:style-name="Standard">#3)</text:p>
      <text:p text:style-name="Standard"/>
      <text:p text:style-name="Standard">Start</text:p>
      <text:p text:style-name="Standard"><text:tab/>Declare integer userIncome</text:p>
      <text:p text:style-name="Standard"><text:tab/>Declare double incomeTax</text:p>
      <text:p text:style-name="Standard"/>
      <text:p text:style-name="Standard"><text:tab/>Declare “Enter your income: “</text:p>
      <text:p text:style-name="Standard"><text:tab/>Input userIncome</text:p>
      <text:p text:style-name="Standard"/>
      <text:p text:style-name="Standard"><text:tab/>If (userIncome &lt;= 50000)</text:p>
      <text:p text:style-name="Standard"><text:tab/><text:tab/>Display “Your income tax is “ + (userIncome * 0.01)</text:p>
      <text:p text:style-name="Standard"><text:tab/>else if (50000 &lt; userIncome &lt;= 75000)</text:p>
      <text:p text:style-name="Standard"><text:tab/><text:tab/>Display “Your income tax is “ + (userIncome * 0.02)</text:p>
      <text:p text:style-name="Standard"><text:tab/>else if (75000 &lt; userIncome &lt;= 100000)</text:p>
      <text:p text:style-name="Standard"><text:tab/><text:tab/>Display “Your income tax is “ + (userIncome *0.03)</text:p>
      <text:p text:style-name="Standard"><text:tab/>else if (100000 &lt; userIncome &lt;= 250000)</text:p>
      <text:p text:style-name="Standard"><text:tab/><text:tab/>Display “Your income tax is “ + (userIncome * 0.04)</text:p>
      <text:p text:style-name="Standard"><text:tab/>else if (250000 &lt; userIncome &lt;= 500000)</text:p>
      <text:p text:style-name="Standard"><text:tab/><text:tab/>Display “Your income tax is “ + (userIncome * 0.05)</text:p>
      <text:p text:style-name="Standard"><text:tab/>else</text:p>
      <text:p text:style-name="Standard"><text:tab/><text:tab/>Display <text:s/>“Your income tax is “ + (userIncome * 0.6)</text:p>
      <text:p text:style-name="Standard"/>
      <text:p text:style-name="Standard">End</text:p>
      <text:p text:style-name="Standard"/>
      <text:p text:style-name="Standard">#4)</text:p>
      <text:p text:style-name="Standard"/>
      <text:p text:style-name="Standard">Start</text:p>
      <text:p text:style-name="Standard"><text:tab/>Declare int userMonth</text:p>
      <text:p text:style-name="Standard"><text:tab/></text:p>
      <text:p text:style-name="Standard"><text:soft-page-break/><text:tab/>Display “Enter a month: “</text:p>
      <text:p text:style-name="Standard"><text:tab/>Input userMonth</text:p>
      <text:p text:style-name="Standard"><text:tab/></text:p>
      <text:p text:style-name="Standard"><text:tab/>If (userMonth == 1|| 3 || 5 || 7 || 8 ||10 || 12)</text:p>
      <text:p text:style-name="Standard"><text:tab/><text:tab/>Display “31 days”</text:p>
      <text:p text:style-name="Standard"><text:tab/>else if (userMonth == 2)</text:p>
      <text:p text:style-name="Standard"><text:tab/><text:tab/>Display “28 or 29days”</text:p>
      <text:p text:style-name="Standard"><text:tab/>else<text:tab/></text:p>
      <text:p text:style-name="Standard"><text:tab/><text:tab/>Display “30 days”</text:p>
      <text:p text:style-name="Standard"><text:tab/><text:tab/></text:p>
      <text:p text:style-name="Standard"><text:tab/></text:p>
      <text:p text:style-name="Standard">End</text:p>
      <text:p text:style-name="Standard"/>
      <text:p text:style-name="Standard">#5)</text:p>
      <text:p text:style-name="Standard">Start</text:p>
      <text:p text:style-name="Standard"><text:tab/>Declare integer year</text:p>
      <text:p text:style-name="Standard"><text:tab/></text:p>
      <text:p text:style-name="Standard"><text:tab/>Display “Enter a number of year: “</text:p>
      <text:p text:style-name="Standard"><text:tab/>Input year</text:p>
      <text:p text:style-name="Standard"/>
      <text:p text:style-name="Standard"><text:tab/>If (year%100 != 0 &amp;&amp; year%400 == 0) || year%4 == 0</text:p>
      <text:p text:style-name="Standard"><text:tab/> <text:s text:c="3"/>return True</text:p>
      <text:p text:style-name="Standard"><text:tab/>return False</text:p>
      <text:p text:style-name="Standard"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3:08:47</meta:creation-date>
    <dc:date>2013-02-19T19:43:50</dc:date>
    <meta:editing-duration>PT1H48M25S</meta:editing-duration>
    <meta:editing-cycles>7</meta:editing-cycles>
    <meta:generator>OpenOffice.org/3.4$Unix OpenOffice.org_project/340m1$Build-9590</meta:generator>
    <meta:document-statistic meta:table-count="0" meta:image-count="0" meta:object-count="0" meta:page-count="3" meta:paragraph-count="105" meta:word-count="387" meta:character-count="2359"/>
  </office:meta>
</office:document-meta>
</file>